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 Sans" svg:font-family="'Open Sans', Arial, sans-serif"/>
    <style:font-face style:name="Courier New" svg:font-family="'Courier New'" style:font-family-generic="modern"/>
    <style:font-face style:name="Arial Unicode MS1" svg:font-family="'Arial Unicode MS'" style:font-family-generic="swiss"/>
    <style:font-face style:name="ITC Officina Sans Bold" svg:font-family="'ITC Officina Sans Bold', 'Times New Roman'" style:font-family-generic="roman" style:font-pitch="variable"/>
    <style:font-face style:name="ITC Officina Sans Book" svg:font-family="'ITC Officina Sans Book', 'Times New Roman'" style:font-family-generic="roman" style:font-pitch="variable"/>
    <style:font-face style:name="ITC Officina Serif Book" svg:font-family="'ITC Officina Serif Book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f9db2" officeooo:paragraph-rsid="000f9db2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0f9db2" officeooo:paragraph-rsid="000f9db2" style:font-size-asian="12pt" style:font-size-complex="12pt"/>
    </style:style>
    <style:style style:name="P4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size="12pt" officeooo:rsid="000f9db2" officeooo:paragraph-rsid="000f9db2" style:font-size-asian="12pt" style:font-size-complex="12pt"/>
    </style:style>
    <style:style style:name="T1" style:family="text">
      <style:text-properties fo:font-variant="normal" fo:text-transform="none" fo:color="#000000" style:font-name="Open Sans" fo:font-size="8.85000038146973pt" fo:letter-spacing="normal" fo:font-style="normal" fo:font-weight="normal"/>
    </style:style>
    <style:style style:name="T2" style:family="text">
      <style:text-properties fo:font-variant="normal" fo:text-transform="none" fo:color="#000000" fo:font-size="8.85000038146973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Lorem ipsum dolor sit amet, consectetur adipiscing elit..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 Sans" svg:font-family="'Open Sans', Arial, sans-serif"/>
    <style:font-face style:name="Courier New" svg:font-family="'Courier New'" style:font-family-generic="modern"/>
    <style:font-face style:name="Arial Unicode MS1" svg:font-family="'Arial Unicode MS'" style:font-family-generic="swiss"/>
    <style:font-face style:name="ITC Officina Sans Bold" svg:font-family="'ITC Officina Sans Bold', 'Times New Roman'" style:font-family-generic="roman" style:font-pitch="variable"/>
    <style:font-face style:name="ITC Officina Sans Book" svg:font-family="'ITC Officina Sans Book', 'Times New Roman'" style:font-family-generic="roman" style:font-pitch="variable"/>
    <style:font-face style:name="ITC Officina Serif Book" svg:font-family="'ITC Officina Serif Book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text-properties fo:font-size="10pt" style:font-size-asian="10pt"/>
    </style:style>
    <style:style style:name="modelo_20_tit_20_2" style:display-name="modelo tit 2" style:family="paragraph">
      <style:paragraph-properties fo:margin-top="0.098in" fo:margin-bottom="0.0591in" loext:contextual-spacing="false" fo:line-height="0.1528in" fo:orphans="2" fo:widows="2"/>
      <style:text-properties style:use-window-font-color="true" style:font-name="ITC Officina Sans Bold" fo:font-family="'ITC Officina Sans Bold', 'Times New Roman'" style:font-family-generic="roman" style:font-pitch="variable" fo:font-size="11pt" style:rfc-language-tag="es-ES-u-co-trad" fo:language="es" fo:country="ES" style:font-name-asian="Times New Roman" style:font-family-asian="'Times New Roman'" style:font-family-generic-asian="roman" style:font-pitch-asian="variable" style:font-size-asian="11pt" style:font-name-complex="ITC Officina Sans Bold" style:font-family-complex="'ITC Officina Sans Bold', 'Times New Roman'" style:font-family-generic-complex="roman" style:font-pitch-complex="variable" style:font-size-complex="10pt" style:language-complex="ar" style:country-complex="SA"/>
    </style:style>
    <style:style style:name="modelo_20_texto" style:display-name="modelo texto" style:family="paragraph">
      <style:paragraph-properties fo:line-height="0.1528in" fo:text-align="justify" style:justify-single-word="false" fo:orphans="2" fo:widows="2"/>
      <style:text-properties style:use-window-font-color="true" style:font-name="ITC Officina Serif Book" fo:font-family="'ITC Officina Serif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erif Book" style:font-family-complex="'ITC Officina Serif Book', 'Times New Roman'" style:font-family-generic-complex="roman" style:font-pitch-complex="variable" style:font-size-complex="10pt" style:language-complex="ar" style:country-complex="SA"/>
    </style:style>
    <style:style style:name="TEXTO_20_COMUN" style:display-name="TEXTO COMUN" style:family="paragraph">
      <style:paragraph-properties fo:line-height="0.1528in" fo:text-align="justify" style:justify-single-word="false" fo:orphans="2" fo:widows="2"/>
      <style:text-properties style:use-window-font-color="true" style:font-name="ITC Officina Sans Book" fo:font-family="'ITC Officina Sans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ans Book" style:font-family-complex="'ITC Officina Sans Book', 'Times New Roman'" style:font-family-generic-complex="roman" style:font-pitch-complex="variable" style:font-size-complex="10pt" style:language-complex="ar" style:country-complex="SA"/>
    </style:style>
    <style:style style:name="modelo_20_última" style:display-name="modelo última" style:family="paragraph">
      <style:paragraph-properties fo:line-height="0.1528in" fo:text-align="justify" style:justify-single-word="false" fo:orphans="2" fo:widows="2"/>
      <style:text-properties style:use-window-font-color="true" style:font-name="ITC Officina Sans Book" fo:font-family="'ITC Officina Sans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ans Book" style:font-family-complex="'ITC Officina Sans Book', 'Times New Roman'" style:font-family-generic-complex="roman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language="es" fo:country="ES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Endnote_20_Text_20_Char" style:display-name="Endnote Text Char" style:family="text">
      <style:text-properties style:rfc-language-tag="es-ES-u-co-trad" fo:language="es" fo:country="ES"/>
    </style:style>
    <style:style style:name="Endnote_20_Symbol" style:display-name="End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0634in" fo:margin-bottom="0.5in" fo:margin-left="1in" fo:margin-right="1in" style:writing-mode="lr-tb" style:layout-grid-color="#c0c0c0" style:layout-grid-lines="40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291in" fo:margin-left="0in" fo:margin-right="0in" fo:margin-top="0.39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text:span text:style-name="Page_20_Number">/</text:span><text:span text:style-name="Page_20_Number"><text:page-count style:num-format="1">1</text:page-count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RATO DE ARRENDAMIENTO DE VIVIENDA</dc:title>
    <dc:subject/>
    <meta:keyword/>
    <meta:initial-creator>Garcia Juan Carlos</meta:initial-creator>
    <meta:creation-date>2019-03-07T18:14:00</meta:creation-date>
    <dc:date>2019-12-27T14:24:30.239814357</dc:date>
    <meta:print-date>2013-05-30T18:42:00</meta:print-date>
    <meta:editing-cycles>16</meta:editing-cycles>
    <meta:generator>LibreOffice/6.2.4.2$MacOSX_X86_64 LibreOffice_project/2412653d852ce75f65fbfa83fb7e7b669a126d64</meta:generator>
    <meta:editing-duration>PT24M20S</meta:editing-duration>
    <meta:document-statistic meta:table-count="0" meta:image-count="0" meta:object-count="0" meta:page-count="1" meta:paragraph-count="2" meta:word-count="9" meta:character-count="61" meta:non-whitespace-character-count="54"/>
  </office:meta>
</office:document-meta>
</file>